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ần 1 </text:span></text:p>
      <text:p text:style-name="Standard"><text:span text:style-name="T1">Nhóm :</text:span></text:p>
      <text:list xml:id="list4244495839233987705" text:style-name="WWNum1">
        <text:list-item>
          <text:p text:style-name="P2"><text:span text:style-name="T1">Đinh Trung Kiên 15SI</text:span></text:p>
        </text:list-item>
        <text:list-item>
          <text:p text:style-name="P2"><text:span text:style-name="T1">Trà Thị Bảo Trâm 15I1</text:span></text:p>
        </text:list-item>
        <text:list-item>
          <text:p text:style-name="P2"><text:span text:style-name="T1">Lê Xuân Khuê 14 IG</text:span></text:p>
        </text:list-item>
      </text:list>
      <text:p text:style-name="P4"><text:s text:c="5"/>- <text:s text:c="3"/>Bùi Thanh Thọ 14 IG</text:p>
      <text:list xml:id="list8767120874468249938" text:style-name="WWNum2">
        <text:list-item>
          <text:p text:style-name="P3"><text:span text:style-name="T1">Mô tả chức năng của shop giày </text:span></text:p>
        </text:list-item>
      </text:list>
      <text:p text:style-name="List_20_Paragraph"><text:span text:style-name="T1">+ Quản lý hàng hóa, khách hàng, nhà cung cấp, kho hàng…</text:span></text:p>
      <text:p text:style-name="List_20_Paragraph"><text:span text:style-name="T1">+ Quản lý mua nhập hàng, đơn hàng…</text:span></text:p>
      <text:p text:style-name="List_20_Paragraph"><text:span text:style-name="T1">+ Quản lý bán xuất hàng, bán buôn, bán lẻ, trả lại nhà cung cấp…</text:span></text:p>
      <text:p text:style-name="List_20_Paragraph"><text:span text:style-name="T1">+ Quản lý nhân viên</text:span></text:p>
      <text:p text:style-name="List_20_Paragraph"><text:span text:style-name="T1">+ Báo cáo doanh thu hàng tháng của shop</text:span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HQ</meta:initial-creator>
    <meta:editing-cycles>1</meta:editing-cycles>
    <meta:creation-date>2017-02-23T13:27:00</meta:creation-date>
    <dc:date>2017-04-01T14:45:44.26</dc:date>
    <meta:editing-duration>PT24S</meta:editing-duration>
    <meta:generator>OpenOffice/4.1.1$Win32 OpenOffice.org_project/411m6$Build-9775</meta:generator>
    <meta:document-statistic meta:table-count="0" meta:image-count="0" meta:object-count="0" meta:page-count="1" meta:paragraph-count="12" meta:word-count="84" meta:character-count="346"/>
    <meta:user-defined meta:name="AppVersion">14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